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weight="normal" officeooo:rsid="0013fc15" officeooo:paragraph-rsid="001df94b" style:font-weight-asian="normal" style:font-weight-complex="normal"/>
    </style:style>
    <style:style style:name="P2" style:family="paragraph" style:parent-style-name="Standard">
      <style:text-properties style:font-name="Courier New" fo:font-weight="normal" officeooo:rsid="0013fc15" officeooo:paragraph-rsid="001f6ed1" style:font-weight-asian="normal" style:font-weight-complex="normal"/>
    </style:style>
    <style:style style:name="P3" style:family="paragraph" style:parent-style-name="Standard">
      <style:text-properties style:font-name="Courier New" fo:font-weight="bold" officeooo:rsid="0013fc15" officeooo:paragraph-rsid="001df94b" style:font-weight-asian="bold" style:font-weight-complex="bold"/>
    </style:style>
    <style:style style:name="P4" style:family="paragraph" style:parent-style-name="Standard">
      <style:text-properties style:font-name="Courier New" fo:font-weight="bold" officeooo:rsid="0013fc15" officeooo:paragraph-rsid="001f6ed1" style:font-weight-asian="bold" style:font-weight-complex="bold"/>
    </style:style>
    <style:style style:name="T1" style:family="text">
      <style:text-properties officeooo:rsid="001df94b"/>
    </style:style>
    <style:style style:name="T2" style:family="text">
      <style:text-properties officeooo:rsid="001f6e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GRAM 1:</text:p>
      <text:p text:style-name="P3"/>
      <text:p text:style-name="P3">Aim:</text:p>
      <text:p text:style-name="P1">To create a <text:span text:style-name="T1">DTD for a catalog of cars, heree each car has the cild elements make, model, year, color, engine, number_of_doors, transmission_type, and accessories. The engine element has the child elements number_of_cylinders and fuel_system (carburated or fuel injected). The accessories element has the attributes radio, air_conditioning, power_windows, power_steering, and power_brakes, each of which is required and has the possible values yes and no. Entities must be declared for the names of popular car models.</text:span></text:p>
      <text:p text:style-name="P1"/>
      <text:p text:style-name="P1"/>
      <text:p text:style-name="P1"/>
      <text:p text:style-name="P1"/>
      <text:p text:style-name="P3">Result:</text:p>
      <text:p text:style-name="P1">Thus the program is executed and output is obtained.</text:p>
      <text:p text:style-name="P1"/>
      <text:p text:style-name="P1"/>
      <text:p text:style-name="P3">PROGRAM <text:span text:style-name="T1">2</text:span>:</text:p>
      <text:p text:style-name="P3"/>
      <text:p text:style-name="P3">Aim:</text:p>
      <text:p text:style-name="P1">To create <text:span text:style-name="T1">an XML document with atleast three instances of the car element defined in the DTD of Program 1. Process the document by using the DTD of Program 1, and produce a display of raw XML document.</text:span></text:p>
      <text:p text:style-name="P1"/>
      <text:p text:style-name="P1"/>
      <text:p text:style-name="P1"/>
      <text:p text:style-name="P1"/>
      <text:p text:style-name="P3">Result:</text:p>
      <text:p text:style-name="P1">Thus the program is executed and output is obtained.</text:p>
      <text:p text:style-name="P1"/>
      <text:p text:style-name="P1"/>
      <text:p text:style-name="P3">PROGRAM <text:span text:style-name="T1">3</text:span>:</text:p>
      <text:p text:style-name="P3"/>
      <text:p text:style-name="P3">Aim:</text:p>
      <text:p text:style-name="P1">To <text:span text:style-name="T1">modify the example application of Program 1 to allow the user to select a make and model of used cars. The make must be in a menu. When a make is chosen, a meny of models must be displayed. This menu is produced by hardwired data in the original document. When a model is chosen, an AJAX request must be made to get a list of the years and colors of the chosen make and model that are available. Make up a server-resident script to produce the data from an example array or hash.</text:span></text:p>
      <text:p text:style-name="P1"/>
      <text:p text:style-name="P1"/>
      <text:p text:style-name="P1"/>
      <text:p text:style-name="P1"/>
      <text:p text:style-name="P3">Result:</text:p>
      <text:p text:style-name="P1">Thus the program is executed and output is obtained.</text:p>
      <text:p text:style-name="P1"/>
      <text:p text:style-name="P1"/>
      <text:p text:style-name="P4"><text:soft-page-break/>PROGRAM <text:span text:style-name="T2">4</text:span>:</text:p>
      <text:p text:style-name="P4"/>
      <text:p text:style-name="P4">Aim:</text:p>
      <text:p text:style-name="P2">To <text:span text:style-name="T2">modify the example applicatio <text:s/>of Program 1 to have it provide the addresses of repeat customers, using a hash of names and addresses.</text:span></text:p>
      <text:p text:style-name="P2"/>
      <text:p text:style-name="P2"/>
      <text:p text:style-name="P2"/>
      <text:p text:style-name="P2"/>
      <text:p text:style-name="P4">Result:</text:p>
      <text:p text:style-name="P2">Thus the program is executed and output is obtained.</text:p>
      <text:p text:style-name="P2"/>
      <text:p text:style-name="P2"/>
      <text:p text:style-name="P4"/>
      <text:p text:style-name="P4">PROGRAM <text:span text:style-name="T2">5</text:span>:</text:p>
      <text:p text:style-name="P4"/>
      <text:p text:style-name="P4">Aim:</text:p>
      <text:p text:style-name="P2">To <text:span text:style-name="T2">modify the example application of Program 4 with validate the zip code when it is entered, to ensure that it is a valid zip code for the given city and state. The response document can be a PHP script that looks up the zip code and the city and state in a small table of examples.</text:span></text:p>
      <text:p text:style-name="P2"/>
      <text:p text:style-name="P2"/>
      <text:p text:style-name="P2"/>
      <text:p text:style-name="P2"/>
      <text:p text:style-name="P4">Result:</text:p>
      <text:p text:style-name="P2">Thus the program is executed and output is obtained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1:47:13.304671790</meta:creation-date>
    <dc:date>2019-02-23T12:06:19.188937581</dc:date>
    <meta:editing-duration>PT8M15S</meta:editing-duration>
    <meta:editing-cycles>1</meta:editing-cycles>
    <meta:document-statistic meta:table-count="0" meta:image-count="0" meta:object-count="0" meta:page-count="2" meta:paragraph-count="25" meta:word-count="354" meta:character-count="1985" meta:non-whitespace-character-count="1655"/>
    <meta:generator>LibreOffice/6.0.7.3$Linux_X86_64 LibreOffice_project/00m0$Build-3</meta:generator>
  </office:meta>
</office:document-meta>
</file>